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9b42" officeooo:paragraph-rsid="00069b42" style:font-size-asian="14pt" style:font-size-complex="14pt"/>
    </style:style>
    <style:style style:name="P2" style:family="paragraph" style:parent-style-name="Standard">
      <style:text-properties fo:font-size="14pt" officeooo:rsid="00069b42" officeooo:paragraph-rsid="00069b42" style:font-size-asian="12.25pt" style:font-size-complex="14pt"/>
    </style:style>
    <style:style style:name="P3" style:family="paragraph" style:parent-style-name="Standard">
      <style:text-properties fo:font-size="16pt" officeooo:rsid="00167952" officeooo:paragraph-rsid="00069b42" style:font-size-asian="16pt" style:font-size-complex="16pt"/>
    </style:style>
    <style:style style:name="P4" style:family="paragraph" style:parent-style-name="Standard">
      <style:text-properties fo:font-size="16pt" officeooo:rsid="00069b42" officeooo:paragraph-rsid="00069b4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67952" officeooo:paragraph-rsid="00069b42" style:font-size-asian="18pt" style:font-size-complex="18pt"/>
    </style:style>
    <style:style style:name="T1" style:family="text">
      <style:text-properties officeooo:rsid="00069b42"/>
    </style:style>
    <style:style style:name="T2" style:family="text">
      <style:text-properties officeooo:rsid="00092f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 : Vrinda Narayan</text:p>
      <text:p text:style-name="P3">Roll Number : 2018120</text:p>
      <text:p text:style-name="P3">Section : A</text:p>
      <text:p text:style-name="P3">Group : 6</text:p>
      <text:p text:style-name="P5">Assignment <text:span text:style-name="T1">3</text:span></text:p>
      <text:p text:style-name="P1"><text:span text:style-name="T2">Running the code for each python scripts gives us the following </text:span>Naive Bayes Theorem Accuracies of DataSets :</text:p>
      <text:p text:style-name="P4"/>
      <text:p text:style-name="P4">1. Tic-Tac-Toe :</text:p>
      <text:p text:style-name="P1">tic-tac-toe</text:p>
      <text:p text:style-name="P1">Accuracy Fraction : 0.6941544885177453</text:p>
      <text:p text:style-name="P1">Accuracy Percentage : 69.41544885177453 %</text:p>
      <text:p text:style-name="P4"/>
      <text:p text:style-name="P4">2. SPECT :</text:p>
      <text:p text:style-name="P2">SPECT</text:p>
      <text:p text:style-name="P2">Accuracy Fraction : 0.7754010695187166</text:p>
      <text:p text:style-name="P2">Accuracy Percentage : 77.54010695187165 %</text:p>
      <text:p text:style-name="P4"/>
      <text:p text:style-name="P4">3. Soybean :</text:p>
      <text:p text:style-name="P2">soybean</text:p>
      <text:p text:style-name="P2">Accuracy Fraction : 0.8936170212765957</text:p>
      <text:p text:style-name="P2">Accuracy Percentage : 89.36170212765957 %</text:p>
      <text:p text:style-name="P4"/>
      <text:p text:style-name="P4">4. Shuttle Landing :</text:p>
      <text:p text:style-name="P2">shuttle-landing-control</text:p>
      <text:p text:style-name="P2">Accuracy Fraction : 0.3333333333333333</text:p>
      <text:p text:style-name="P2">Accuracy Percentage : 33.33333333333333 %</text:p>
      <text:p text:style-name="P4"/>
      <text:p text:style-name="P4">5. Monks-1 :</text:p>
      <text:p text:style-name="P2">monks-1</text:p>
      <text:p text:style-name="P2">Accuracy Fraction : 0.7129629629629629</text:p>
      <text:p text:style-name="P2">Accuracy Percentage : 71.29629629629629 %</text:p>
      <text:p text:style-name="P2"/>
      <text:p text:style-name="P4">6.Monks-2 :</text:p>
      <text:p text:style-name="P2">monks-2</text:p>
      <text:p text:style-name="P2">Accuracy Fraction : 0.6157407407407407</text:p>
      <text:p text:style-name="P2">Accuracy Percentage : 61.57407407407407 %</text:p>
      <text:p text:style-name="P2"/>
      <text:p text:style-name="P4">7.Monks-3 :</text:p>
      <text:p text:style-name="P2">monks-3</text:p>
      <text:p text:style-name="P2">Accuracy Fraction : 0.9722222222222222</text:p>
      <text:p text:style-name="P2">Accuracy Percentage : 97.22222222222221 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9:44:38.466631956</meta:creation-date>
    <meta:generator>LibreOffice/6.0.7.3$Linux_X86_64 LibreOffice_project/00m0$Build-3</meta:generator>
    <dc:date>2019-04-08T20:05:59.204812648</dc:date>
    <meta:editing-duration>PT2M43S</meta:editing-duration>
    <meta:editing-cycles>2</meta:editing-cycles>
    <meta:document-statistic meta:table-count="0" meta:image-count="0" meta:object-count="0" meta:page-count="1" meta:paragraph-count="34" meta:word-count="124" meta:character-count="894" meta:non-whitespace-character-count="804"/>
  </office:meta>
</office:document-meta>
</file>